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2.574cm"/>
    </style:style>
    <style:style style:name="Table1.4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1.501cm" style:auto-text-indent="false"/>
      <style:text-properties style:font-name="Cambria1" fo:font-size="14pt"/>
    </style:style>
    <style:style style:name="P13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font-name="Cambria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T1" style:family="text">
      <style:text-properties style:font-name="Cambria" fo:font-size="14pt" fo:language="ru" fo:country="RU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transparen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ize-complex="14pt"/>
    </style:style>
    <style:style style:name="T9" style:family="text">
      <style:text-properties fo:font-size="14pt"/>
    </style:style>
    <style:style style:name="T10" style:family="text">
      <style:text-properties fo:font-size="14pt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7cm" draw:z-index="1"><draw:image xlink:href="../images/3605.png" xlink:type="simple" xlink:show="embed" xlink:actuate="onLoad"/></draw:frame></text:p>
          </table:table-cell>
          <table:table-cell table:style-name="Table1.B1" office:value-type="string">
            <text:p text:style-name="P17">Фильтр <text:span text:style-name="T7">FFT</text:span>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3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799cm" svg:height="1.93cm" draw:z-index="0"><draw:image xlink:href="../images/360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1"><text:span text:style-name="T1">Блок </text:span><text:span text:style-name="T8">предназначен для фильтрации цифрового сигнала с помощью прямого и обратного быстрых преобразований Фурье.</text:span></text:p>
            <text:p text:style-name="P6"/>
            <text:p text:style-name="P6">Входы:</text:p>
            <text:p text:style-name="P10"><text:span text:style-name="T2">RealDataIn</text:span> – <text:span text:style-name="T4">вектор вещественных частей входного сигнала;</text:span></text:p>
            <text:p text:style-name="P10"><text:span text:style-name="T2">Sync</text:span><text:span text:style-name="T4"> – вектор мнимых частей входного сигнала;</text:span></text:p>
            <text:p text:style-name="P6">Выходы:</text:p>
            <text:p text:style-name="P9">RealDataOut –<text:span text:style-name="T6"> </text:span><text:span text:style-name="T5">вектор вещественных частей выходного сигнала;</text:span></text:p>
            <text:p text:style-name="P9"><text:span text:style-name="T5">Imag</text:span><text:span text:style-name="T6">DataOut – </text:span><text:span text:style-name="T5">вектор мнимых частей выходного сигнала;</text:span></text:p>
            <text:p text:style-name="P6">Свойства блока:</text:p>
            <text:p text:style-name="P7">Размер серии <text:span text:style-name="T7">–</text:span><text:span text:style-name="T6"> величина серии обрабатываемых данных;</text:span></text:p>
            <text:p text:style-name="P7">Массив коэффициентов усиления <text:span text:style-name="T7">–</text:span> <text:span text:style-name="T6">значения коэффициентов усиления для каждой части спектра;</text:span></text:p>
            <text:p text:style-name="P8"/>
            <text:p text:style-name="P8">При каждом на каждом такте симуляции на выходе блока формируется сигнал, прошедший через процедуру фильтрации. Процедура выполняется над дискретным спектром сигнала. Спектр сигнала в диапазоне от 0 до половины частоты дискретизации делится на равные части в соответствие с количеством коэффициентов усиления. К каждой части спектра применяется соответствующий коэффициент усиления.</text:p>
            <text:p text:style-name="P12"/>
            <text:p text:style-name="P6">Пример использования блока:</text:p>
            <text:p text:style-name="P13">Работа блока показана в демонстрационном примере, расположенном по адресу %<text:span text:style-name="T7">PROGRAMM_DIR</text:span>%<text:span text:style-name="T7">\Demo\Automatic\Обработка сигналов</text:span>\<text:span text:style-name="T7">fft </text:span>фильтрация.prt</text:p>
            <text:p text:style-name="P14"><text:soft-page-break/><draw:frame draw:style-name="fr2" draw:name="Графический объект4" text:anchor-type="as-char" svg:y="0cm" svg:width="20.93cm" svg:height="11.06cm" draw:z-index="2"><draw:image xlink:href="../images/3605_1.png" xlink:type="simple" xlink:show="embed" xlink:actuate="onLoad"/></draw:frame></text:p>
            <text:p text:style-name="P15">Здесь блок FFT – фильтра используется в некоторой схеме обработки сигнала. <text:span text:style-name="T9">Исходный сигнал представляет собой смесь двух синусоид и с частотами 1Гц и 4Гц (Диаграмма 1). Блок FFT</text:span> <text:span text:style-name="T9">фильтра работает с сериями по 128 отсчетов на частоте 10Гц. Частота задается сигналом меандра на входах </text:span><text:span text:style-name="T10">SYNC. </text:span>Функцию получения дискретного спектра выполняет система, состоящая из буфера последовательного ввода а также блока прямого Фурье. Коэффициенты усиления в фильтре установлены следующим образом:</text:p>
            <text:p text:style-name="P16">1 1 0.5 0.5</text:p>
            <text:p text:style-name="P15">Частоты подвергаемые фильтрации составляют 4 равномерно распределенных групп в диапазоне от 0 до 5Гц (половина частоты дискретизации). К каждой из групп применяется соответствующий коэффициент усиления.</text:p>
            <text:p text:style-name="P15">Сигнал частотой 4Гц был отфильтрован с коэффициентом 0.5.</text:p>
            <text:p text:style-name="P16"><draw:frame draw:style-name="fr2" draw:name="Графический объект5" text:anchor-type="as-char" svg:y="0cm" svg:width="21.301cm" svg:height="8.421cm" draw:z-index="3"><draw:image xlink:href="../images/3605_2.png" xlink:type="simple" xlink:show="embed" xlink:actuate="onLoad"/></draw:frame></text:p>
            <text:p text:style-name="P16"><text:soft-page-break/><draw:frame draw:style-name="fr2" draw:name="Графический объект3" text:anchor-type="as-char" svg:y="0cm" svg:width="21.301cm" svg:height="8.47cm" draw:z-index="4"><draw:image xlink:href="../images/3605_3.png" xlink:type="simple" xlink:show="embed" xlink:actuate="onLoad"/></draw:frame></text:p>
            <text:p text:style-name="P15">При этом спектр частот выглядит следующим образом:</text:p>
            <text:p text:style-name="P16"><draw:frame draw:style-name="fr2" draw:name="Графический объект6" text:anchor-type="as-char" svg:y="0cm" svg:width="21.25cm" svg:height="8.391cm" draw:z-index="5"><draw:image xlink:href="../images/3605_4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ильтр FFT</dc:title>
    <dc:date>2016-07-12T10:41:35.94</dc:date>
    <meta:generator>OpenOffice/4.1.1$Win32 OpenOffice.org_project/411m6$Build-9775</meta:generator>
    <meta:editing-duration>PT12H24M33S</meta:editing-duration>
    <meta:editing-cycles>80</meta:editing-cycles>
    <dc:creator>ILYA KUBENSKIY</dc:creator>
    <meta:document-statistic meta:table-count="1" meta:image-count="6" meta:object-count="0" meta:page-count="3" meta:paragraph-count="28" meta:word-count="249" meta:character-count="1891"/>
  </office:meta>
</office:document-meta>
</file>